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300c" officeooo:paragraph-rsid="0008300c"/>
    </style:style>
    <style:style style:name="T1" style:family="text">
      <style:text-properties officeooo:rsid="000ef30f"/>
    </style:style>
    <style:style style:name="T2" style:family="text">
      <style:text-properties officeooo:rsid="001190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/<text:span text:style-name="T1">3</text:span><text:span text:style-name="T2">4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9T14:26:35.993000000</meta:creation-date>
    <dc:date>2023-09-16T08:25:59.481000000</dc:date>
    <meta:editing-duration>PT5H56M4S</meta:editing-duration>
    <meta:editing-cycles>12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